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6.3958in" fo:margin-left="-0.075in" fo:margin-top="0in" fo:margin-bottom="0in" table:align="left"/>
    </style:style>
    <style:style style:name="Table1.A" style:family="table-column">
      <style:table-column-properties style:column-width="1.4264in"/>
    </style:style>
    <style:style style:name="Table1.B" style:family="table-column">
      <style:table-column-properties style:column-width="1.8854in"/>
    </style:style>
    <style:style style:name="Table1.C" style:family="table-column">
      <style:table-column-properties style:column-width="1.584in"/>
    </style:style>
    <style:style style:name="Table1.D" style:family="table-column">
      <style:table-column-properties style:column-width="1.4993in"/>
    </style:style>
    <style:style style:name="Table1.1" style:family="table-row">
      <style:table-row-properties fo:keep-together="auto"/>
    </style:style>
    <style:style style:name="Table1.A1" style:family="table-cell">
      <style:table-cell-properties fo:padding="0.0694in" fo:border="none"/>
    </style:style>
    <style:style style:name="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fo:font-size="10pt" fo:font-style="normal" style:text-underline-style="none" style:font-size-asian="10pt" style:font-style-asian="normal" style:font-size-complex="10pt"/>
    </style:style>
    <style:style style:name="P3"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fo:font-size="10pt" fo:font-style="normal" style:text-underline-style="none" style:font-size-asian="10pt" style:font-style-asian="normal" style:font-size-complex="10pt"/>
    </style:style>
    <style:style style:name="P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fo:font-size="11pt" fo:font-style="normal" style:text-underline-style="none" style:font-size-asian="11pt" style:font-style-asian="normal" style:font-size-complex="11pt"/>
    </style:style>
    <style:style style:name="P5"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8" style:family="paragraph" style:parent-style-name="Standard" style:master-page-name="Standard">
      <style:paragraph-properties fo:margin-left="0in" fo:margin-right="0in" fo:margin-top="0in" fo:margin-bottom="0in" loext:contextual-spacing="false" fo:line-height="100%" fo:text-align="start" style:justify-single-word="false" fo:keep-together="auto" fo:orphans="2" fo:widows="2" fo:text-indent="0in" style:auto-text-indent="false" style:page-number="1" fo:padding="0in" fo:border="none" fo:keep-with-next="auto"/>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P9" style:family="paragraph" style:parent-style-name="Standard" style:list-style-name="WWNum2">
      <style:paragraph-properties fo:margin-left="0.5in" fo:margin-right="0in" fo:margin-top="0in" fo:margin-bottom="0in" loext:contextual-spacing="true" fo:line-height="100%" fo:text-align="start" style:justify-single-word="false" fo:keep-together="auto" fo:orphans="2" fo:widows="2" fo:text-indent="-0.25in" style:auto-text-indent="false" fo:padding="0in" fo:border="none" fo:keep-with-next="auto"/>
    </style:style>
    <style:style style:name="P10" style:family="paragraph" style:parent-style-name="Standard" style:list-style-name="WWNum2">
      <style:paragraph-properties fo:margin-left="0.5in" fo:margin-right="0in" fo:margin-top="0in" fo:margin-bottom="0in" loext:contextual-spacing="true" fo:line-height="100%" fo:text-indent="-0.25in" style:auto-text-indent="false"/>
    </style:style>
    <style:style style:name="P11"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12"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25in" style:auto-text-indent="false" fo:padding="0in" fo:border="none" fo:keep-with-next="auto"/>
      <style:text-properties fo:font-size="10pt" fo:font-weight="bold" style:font-size-asian="10pt" style:font-weight-asian="bold" style:font-size-complex="10pt"/>
    </style:style>
    <style:style style:name="P13"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25in" style:auto-text-indent="false" fo:padding="0in" fo:border="none" fo:keep-with-next="auto"/>
      <style:text-properties fo:font-variant="normal" fo:text-transform="none" fo:color="#000000" style:text-line-through-style="none" style:text-line-through-type="none" style:text-position="0% 100%" fo:font-size="10pt" fo:font-style="normal" style:text-underline-style="none" style:font-size-asian="10pt" style:font-style-asian="normal" style:font-size-complex="10pt"/>
    </style:style>
    <style:style style:name="P14"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25in" style:auto-text-indent="false" fo:padding="0in" fo:border="none" fo:keep-with-next="auto"/>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P15" style:family="paragraph" style:parent-style-name="Standard">
      <style:paragraph-properties fo:margin-left="0.25in" fo:margin-right="0in" fo:margin-top="0in" fo:margin-bottom="0in" loext:contextual-spacing="false" fo:line-height="100%" fo:text-align="start" style:justify-single-word="false" fo:keep-together="auto" fo:orphans="2" fo:widows="2" fo:text-indent="0.0138in" style:auto-text-indent="false" fo:padding="0in" fo:border="none" fo:keep-with-next="auto"/>
    </style:style>
    <style:style style:name="P16" style:family="paragraph" style:parent-style-name="Standard">
      <style:paragraph-properties fo:margin-left="0.25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7" style:family="paragraph" style:parent-style-name="Standard">
      <style:paragraph-properties fo:margin-left="0.25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fo:font-size="10pt" fo:font-style="normal" style:text-underline-style="none" style:font-size-asian="10pt" style:font-style-asian="normal" style:font-size-complex="10pt"/>
    </style:style>
    <style:style style:name="P18" style:family="paragraph" style:parent-style-name="Standard">
      <style:paragraph-properties fo:margin-left="0.25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2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25in" style:auto-text-indent="false" fo:padding="0in" fo:border="none" fo:keep-with-next="auto"/>
      <style:text-properties fo:font-variant="normal" fo:text-transform="none" fo:color="#000000" style:text-line-through-style="none" style:text-line-through-type="none" style:text-position="0% 100%" fo:font-size="11pt" fo:font-style="normal" style:text-underline-style="none" style:font-size-asian="11pt" style:font-style-asian="normal" style:font-size-complex="11pt"/>
    </style:style>
    <style:style style:name="P21" style:family="paragraph" style:parent-style-name="Standard" style:list-style-name="WWNum1">
      <style:paragraph-properties fo:margin-left="0.5in" fo:margin-right="-0.0028in" fo:margin-top="0in" fo:margin-bottom="0in" loext:contextual-spacing="true" fo:line-height="100%" fo:text-align="start" style:justify-single-word="false" fo:keep-together="auto" fo:orphans="2" fo:widows="2" fo:text-indent="-0.25in" style:auto-text-indent="false" fo:padding="0in" fo:border="none" fo:keep-with-next="auto"/>
    </style:style>
    <style:style style:name="P22" style:family="paragraph" style:parent-style-name="Standard">
      <style:paragraph-properties fo:margin-left="0in" fo:margin-right="0.4945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23" style:family="paragraph" style:parent-style-name="Standard">
      <style:paragraph-properties fo:margin-left="0in" fo:margin-right="0.0028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24" style:family="paragraph" style:parent-style-name="Standard" style:list-style-name="WWNum2">
      <style:paragraph-properties fo:margin-left="0.5in" fo:margin-right="-0.1937in" fo:margin-top="0in" fo:margin-bottom="0in" loext:contextual-spacing="true" fo:line-height="100%" fo:text-indent="-0.25in" style:auto-text-indent="false"/>
    </style:style>
    <style:style style:name="P25" style:family="paragraph" style:parent-style-name="Standard" style:list-style-name="WWNum2">
      <style:paragraph-properties fo:margin-left="0.5in" fo:margin-right="0.0028in" fo:margin-top="0in" fo:margin-bottom="0in" loext:contextual-spacing="true" fo:line-height="100%" fo:text-indent="-0.25in" style:auto-text-indent="false"/>
    </style:style>
    <style:style style:name="P26" style:family="paragraph" style:parent-style-name="Standard">
      <style:paragraph-properties fo:margin-top="0in" fo:margin-bottom="0in" loext:contextual-spacing="false" fo:line-height="100%"/>
      <style:text-properties fo:font-size="10pt" style:font-size-asian="10pt" style:font-size-complex="10pt"/>
    </style:style>
    <style:style style:name="T1" style:family="text">
      <style:text-properties fo:font-variant="normal" fo:text-transform="none" fo:color="#000000" style:text-line-through-style="none" style:text-line-through-type="none" style:text-position="0% 100%" fo:font-size="20pt" fo:font-style="normal" style:text-underline-style="none" fo:font-weight="bold" style:font-size-asian="20pt" style:font-style-asian="normal" style:font-weight-asian="bold" style:font-size-complex="20pt"/>
    </style:style>
    <style:style style:name="T2"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3" style:family="text">
      <style:text-properties fo:font-variant="normal" fo:text-transform="none" fo:color="#000000" style:text-line-through-style="none" style:text-line-through-type="none" style:text-position="0% 100%" fo:font-size="10pt" fo:font-style="normal" style:text-underline-style="none" style:font-size-asian="10pt" style:font-style-asian="normal" style:font-size-complex="10pt"/>
    </style:style>
    <style:style style:name="T4" style:family="text">
      <style:text-properties fo:font-variant="normal" fo:text-transform="none" fo:color="#000000" style:text-line-through-style="none" style:text-line-through-type="none" style:text-position="0% 100%" fo:font-size="10pt" fo:font-style="normal" style:font-size-asian="10pt" style:font-style-asian="normal" style:font-size-complex="10pt"/>
    </style:style>
    <style:style style:name="T5" style:family="text">
      <style:text-properties fo:font-variant="normal" fo:text-transform="none" fo:color="#000000" style:text-line-through-style="none" style:text-line-through-type="none" style:text-position="0% 100%" fo:font-size="10pt" fo:font-style="italic" style:text-underline-style="none" style:font-size-asian="10pt" style:font-style-asian="italic" style:font-size-complex="10pt"/>
    </style:style>
    <style:style style:name="T6" style:family="text">
      <style:text-properties fo:font-variant="normal" fo:text-transform="none" fo:color="#000000" style:text-line-through-style="none" style:text-line-through-type="none" style:text-position="0% 100%" fo:font-size="10pt" fo:font-style="italic" style:text-underline-style="none" fo:font-weight="bold" style:font-size-asian="10pt" style:font-style-asian="italic" style:font-weight-asian="bold" style:font-size-complex="10pt"/>
    </style:style>
    <style:style style:name="T7"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8" style:family="text">
      <style:text-properties fo:font-variant="normal" fo:text-transform="none" fo:color="#000000" style:text-line-through-style="none" style:text-line-through-type="none" style:text-position="0% 100%" fo:font-size="11pt" fo:font-style="normal" style:text-underline-style="none" style:font-size-asian="11pt" style:font-style-asian="normal" style:font-size-complex="11pt"/>
    </style:style>
    <style:style style:name="T9" style:family="text">
      <style:text-properties fo:font-variant="normal" fo:text-transform="none" fo:color="#000000" style:text-line-through-style="none" style:text-line-through-type="none" style:text-position="0% 100%" fo:font-size="8pt" fo:font-style="normal" style:text-underline-style="none" fo:font-weight="bold" style:font-size-asian="8pt" style:font-style-asian="normal" style:font-weight-asian="bold" style:font-size-complex="8pt"/>
    </style:style>
    <style:style style:name="T10" style:family="text">
      <style:text-properties fo:font-size="10pt" style:font-size-asian="10pt" style:font-size-complex="10pt"/>
    </style:style>
    <style:style style:name="T11" style:family="text">
      <style:text-properties fo:font-size="10pt" fo:font-weight="bold" style:font-size-asian="10pt" style:font-weight-asian="bold" style:font-size-complex="10pt"/>
    </style:style>
    <style:style style:name="T12" style:family="text">
      <style:text-properties fo:font-size="10pt" fo:font-style="italic" style:font-size-asian="10pt" style:font-style-asian="italic" style:font-size-complex="10pt"/>
    </style:style>
    <style:style style:name="T13" style:family="text">
      <style:text-properties fo:font-size="12pt" fo:font-weight="bold" style:font-size-asian="12pt" style:font-weight-asian="bold"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5"><text:span text:style-name="T1">Joshua Serry</text:span></text:p>
      <text:p text:style-name="P1"/>
      <text:p text:style-name="P6"><text:span text:style-name="T2">Occupation: </text:span><text:span text:style-name="T3">Analyst </text:span><text:span text:style-name="T2">Mobile: </text:span><text:span text:style-name="T3">0431599049 </text:span><text:span text:style-name="T2">LinkedIn: </text:span><text:span text:style-name="T3">/joshuaserry </text:span><text:span text:style-name="T2">Email: </text:span><text:span text:style-name="T3">joshuamserry@gmail.com</text:span></text:p>
      <text:p text:style-name="P2"/>
      <text:p text:style-name="P6"><text:span text:style-name="T7">About Me.</text:span></text:p>
      <text:list xml:id="list7520047463392338130" text:style-name="WWNum2">
        <text:list-item>
          <text:p text:style-name="P9"><text:span text:style-name="T8">I am passionate about usability and making informed decisions with data.</text:span></text:p>
        </text:list-item>
        <text:list-item>
          <text:p text:style-name="P9"><text:span text:style-name="T8">I am adaptable, results orientated and enjoy sharing my knowledge with others.</text:span></text:p>
        </text:list-item>
        <text:list-item>
          <text:p text:style-name="P9"><text:span text:style-name="T8">I have excellent phone manner, writing, and organizational skills.</text:span></text:p>
        </text:list-item>
        <text:list-item>
          <text:p text:style-name="P9"><text:span text:style-name="T8">I’ve worked in both waterfall and agile environments across all SDLC phases.</text:span></text:p>
        </text:list-item>
        <text:list-item>
          <text:p text:style-name="P9"><text:span text:style-name="T8">I’m calm under pressure, creative and one of the top users of Lynda.com at ME Bank.</text:span></text:p>
        </text:list-item>
      </text:list>
      <text:p text:style-name="P6"><text:span text:style-name="T8"><text:tab/><text:tab/><text:tab/><text:tab/><text:tab/><text:tab/></text:span></text:p>
      <text:p text:style-name="P6"><text:span text:style-name="T7">Past Employers.</text:span><text:span text:style-name="T8"><text:tab/><text:tab/></text:span></text:p>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7"><text:span text:style-name="T2">ME Bank</text:span></text:p>
          </table:table-cell>
          <table:table-cell table:style-name="Table1.A1" office:value-type="string">
            <text:p text:style-name="P7"><text:span text:style-name="T2">Kingston City Council</text:span></text:p>
          </table:table-cell>
          <table:table-cell table:style-name="Table1.A1" office:value-type="string">
            <text:p text:style-name="P7"><text:span text:style-name="T2">IBM Australia</text:span></text:p>
          </table:table-cell>
          <table:table-cell table:style-name="Table1.A1" office:value-type="string">
            <text:p text:style-name="P7"><text:span text:style-name="T2">Monash University</text:span></text:p>
          </table:table-cell>
        </table:table-row>
        <table:table-row table:style-name="Table1.1">
          <table:table-cell table:style-name="Table1.A1" office:value-type="string">
            <text:p text:style-name="P7"><text:span text:style-name="T9">March 2016 - Present</text:span></text:p>
          </table:table-cell>
          <table:table-cell table:style-name="Table1.A1" office:value-type="string">
            <text:p text:style-name="P7"><text:span text:style-name="T9">Nov 2015 <text:s/>- Dec 2015</text:span></text:p>
          </table:table-cell>
          <table:table-cell table:style-name="Table1.A1" office:value-type="string">
            <text:p text:style-name="P7"><text:span text:style-name="T9">July 2013 - Sept 2015</text:span></text:p>
          </table:table-cell>
          <table:table-cell table:style-name="Table1.A1" office:value-type="string">
            <text:p text:style-name="P7"><text:span text:style-name="T9">August 2011 - June 2013</text:span></text:p>
          </table:table-cell>
        </table:table-row>
      </table:table>
      <text:p text:style-name="P6"><text:soft-page-break/><text:span text:style-name="T8"><text:tab/><text:tab/><text:tab/></text:span></text:p>
      <text:p text:style-name="P6"><text:span text:style-name="T7">Experience.</text:span><text:span text:style-name="T3"> <text:tab/><text:tab/><text:tab/><text:tab/><text:tab/></text:span></text:p>
      <text:p text:style-name="P5"><text:span text:style-name="T2">ME Bank </text:span><text:span text:style-name="T5">- </text:span><text:span text:style-name="T6">Operational Risk Analyst</text:span><text:span text:style-name="T5"> <text:s text:c="57"/></text:span><text:span text:style-name="T2">March 2016 – PRESENT</text:span></text:p>
      <text:p text:style-name="P3"/>
      <text:p text:style-name="P11"><text:span text:style-name="T2">Accountability: </text:span><text:span text:style-name="T3">Oversight and monitoring of Operational Risk and Compliance breach reporting.</text:span></text:p>
      <text:p text:style-name="P12"/>
      <text:p text:style-name="P11"><text:span text:style-name="T2">Program: </text:span><text:span text:style-name="T3">Archer, Governance Risk and Compliance (GRC) Software. (18 Months - Ongoing).</text:span></text:p>
      <text:p text:style-name="P11"><text:span text:style-name="T2">Role: </text:span><text:span text:style-name="T3">Systems administrator responsible for releasing system enhancements, managing user access, providing users with training and ensuring the accuracy of system data.</text:span></text:p>
      <text:p text:style-name="P15"><text:span text:style-name="T2">Outcome: </text:span><text:span text:style-name="T3">System enhancements released to users on a monthly basis, training and support <text:s text:c="19"/>provided as required and risks and incidents effectively captured, monitored and resolved.</text:span></text:p>
      <text:p text:style-name="P11"><text:span text:style-name="T2">Stakeholders: </text:span><text:span text:style-name="T3">Business Unit Risk and Compliance Leads, Operational Risk and Business Users. </text:span></text:p>
      <text:p text:style-name="P13"/>
      <text:p text:style-name="P11"><text:span text:style-name="T2">KeyAchievements:</text:span></text:p>
      <text:p text:style-name="P14"/>
      <text:list xml:id="list154529367532914" text:continue-numbering="true" text:style-name="WWNum2">
        <text:list-item>
          <text:p text:style-name="P9"><text:span text:style-name="T3">Core developer of Archer - A Governance Risk and Compliance (GRC) system for capturing <text:s/>incidents and risk management data.</text:span></text:p>
        </text:list-item>
        <text:list-item>
          <text:p text:style-name="P9"><text:span text:style-name="T3">Established a JIRA project workflow using the agile methodology to track and report on improvements to the GRC functionality.</text:span></text:p>
        </text:list-item>
        <text:list-item>
          <text:p text:style-name="P9"><text:span text:style-name="T3">Designed a health and performance report to provide the Product Owner with assurance that system licensing, capacity, user management, patching and upgrades were being performed.</text:span></text:p>
        </text:list-item>
        <text:list-item>
          <text:p text:style-name="P9"><text:span text:style-name="T3">Provisioned User Access for the GRC system and designed and a GRC Team Charter, Archer Administration Guide and Incident Management Guide.<text:line-break/></text:span></text:p>
        </text:list-item>
      </text:list>
      <text:p text:style-name="P11"><text:span text:style-name="T2">Program: </text:span><text:span text:style-name="T3">Business Continuity Management - Business Impact Analysis (24 Months)</text:span></text:p>
      <text:p text:style-name="P16"><text:span text:style-name="T2">Role: </text:span><text:span text:style-name="T3">Ensure all BCP artefacts such as Business Recovery Plans, Business Impact Analysis, crisis cards and yammer are up to date and available in the event of a crisis.</text:span></text:p>
      <text:p text:style-name="P16"><text:span text:style-name="T2">Outcome: </text:span><text:span text:style-name="T3">Business Continuity artefacts are up to date and available in the event of a crisis.</text:span></text:p>
      <text:p text:style-name="P16"><text:span text:style-name="T2">Stakeholders: </text:span><text:span text:style-name="T3">Risk and Compliance Leads, Operational Risk Manager, IT Business Continuity Manager, Operational Risk Committee and the Board.</text:span></text:p>
      <text:p text:style-name="P17"><text:soft-page-break/></text:p>
      <text:p text:style-name="P19"><text:span text:style-name="T2">KeyAchievements:</text:span></text:p>
      <text:p text:style-name="P20"/>
      <text:list xml:id="list154528836276666" text:continue-numbering="true" text:style-name="WWNum2">
        <text:list-item>
          <text:p text:style-name="P9"><text:span text:style-name="T3">Ensure the Risk Business Unit Recovery Plan was up to date and available to staff.</text:span></text:p>
        </text:list-item>
        <text:list-item>
          <text:p text:style-name="P9"><text:span text:style-name="T3">Facilitated workshops on Business Impact Assessments to develop GRC system functionality.</text:span></text:p>
        </text:list-item>
      </text:list>
      <text:p text:style-name="P2"/>
      <text:p text:style-name="P14"/>
      <text:p text:style-name="P14"/>
      <text:p text:style-name="P14"/>
      <text:p text:style-name="P14"/>
      <text:p text:style-name="P11"><text:span text:style-name="T2">Project: </text:span><text:span text:style-name="T3">Remediation of customer alerts as part of the AML KYC process. (3 Months).</text:span></text:p>
      <text:p text:style-name="P11"><text:span text:style-name="T2">Role: </text:span><text:span text:style-name="T3">Assist the AML Operations team with a time-pressured response to ASIC (regulator).<text:tab/></text:span></text:p>
      <text:p text:style-name="P11"><text:span text:style-name="T2">Outcome: </text:span><text:span text:style-name="T3">Remediation was completed successfully before the required deadline.</text:span></text:p>
      <text:p text:style-name="P11"><text:span text:style-name="T2">Stakeholders: </text:span><text:span text:style-name="T3">Financial Crime Team, AML Operations Team, Operational Risk Team</text:span></text:p>
      <text:p text:style-name="P13"/>
      <text:p text:style-name="P11"><text:span text:style-name="T2">Key Achievements:</text:span></text:p>
      <text:p text:style-name="P11"><text:span text:style-name="T8"><text:tab/></text:span></text:p>
      <text:list xml:id="list4254153489763601119" text:style-name="WWNum1">
        <text:list-item>
          <text:p text:style-name="P21"><text:span text:style-name="T3">Assisted AML Operations team to identify beneficial owners and screen for PEPs/Sanctions.</text:span></text:p>
        </text:list-item>
        <text:list-item>
          <text:p text:style-name="P21"><text:span text:style-name="T3">Designed and developed a tool to search network drives for customer identification documents required as part of the ‘Know Your Customer’ (KYC) process.</text:span></text:p>
        </text:list-item>
      </text:list>
      <text:p text:style-name="P13"/>
      <text:p text:style-name="P11"><text:span text:style-name="T2">Program: </text:span><text:span text:style-name="T3">Operational Risk incident and Compliance breach reporting. (24 Months - Ongoing).</text:span></text:p>
      <text:p text:style-name="P11"><text:soft-page-break/><text:span text:style-name="T2">Role: </text:span><text:span text:style-name="T3">Review Operational Risk and Compliance Incidents, provide training and feedback to staff as appropriate and identify and report on trends and issues occuring throughout the Bank.</text:span></text:p>
      <text:p text:style-name="P11"><text:span text:style-name="T2">Outcome: </text:span><text:span text:style-name="T3">Risks and incidents were effectively captured, monitored and resolved and the banks risk culture matured.</text:span></text:p>
      <text:p text:style-name="P11"><text:span text:style-name="T2">Stakeholders: </text:span><text:span text:style-name="T3">Operational Risk Team, Risk and Compliance Leads, Operational Risk Committee.</text:span></text:p>
      <text:p text:style-name="P13"/>
      <text:p text:style-name="P11"><text:span text:style-name="T2">Key Achievements:</text:span></text:p>
      <text:p text:style-name="P14"/>
      <text:list xml:id="list154529232529661" text:continue-list="list154528836276666" text:style-name="WWNum2">
        <text:list-item>
          <text:p text:style-name="P9"><text:span text:style-name="T3">Coached staff to proactively manage incidents, perform root cause analysis, and identify and report on operational losses.</text:span></text:p>
        </text:list-item>
        <text:list-item>
          <text:p text:style-name="P9"><text:span text:style-name="T3">Contribute to the Operational Risk and Compliance Committee report by providing data analysis, visualisations and insights into trends relating to incidents or emerging risks.</text:span></text:p>
        </text:list-item>
      </text:list>
      <text:p text:style-name="P14"/>
      <text:p text:style-name="P11"><text:span text:style-name="T2">Project: </text:span><text:span text:style-name="T3">Initial Risk Assessment Tool (12 Months - Ongoing).</text:span></text:p>
      <text:p text:style-name="P11"><text:span text:style-name="T2">Role: </text:span><text:span text:style-name="T3">Design and Develop a tool to support ME Bank’s project management methodology; help project managers determine who to engage and act as an artefact required for project funding.</text:span></text:p>
      <text:p text:style-name="P11"><text:span text:style-name="T2">Outcome: </text:span><text:span text:style-name="T3">Project managers could report project risks automatically via email with a single click. </text:span></text:p>
      <text:p text:style-name="P11"><text:span text:style-name="T2">Stakeholders: </text:span><text:span text:style-name="T3">Project Managers, Privacy Officer, PMO, Procurement, Operational Risk Manager, and Risk and Compliance Leads.</text:span></text:p>
      <text:p text:style-name="P14"/>
      <text:p text:style-name="P11"><text:span text:style-name="T2">Key Achievements:</text:span></text:p>
      <text:p text:style-name="P14"/>
      <text:list xml:id="list154529308482024" text:continue-numbering="true" text:style-name="WWNum2">
        <text:list-item>
          <text:p text:style-name="P9"><text:span text:style-name="T3">Enabled Project Managers to succinctly report project risks and issues to Operational Risk and Compliance for monitoring.</text:span></text:p>
        </text:list-item>
      </text:list>
      <text:p text:style-name="P4"/>
      <text:p text:style-name="P22"><text:span text:style-name="T11"><text:s/></text:span><text:span text:style-name="T2">Kingston City Council </text:span><text:span text:style-name="T6">- Business Analyst</text:span><text:span text:style-name="T5"> <text:s text:c="41"/></text:span><text:span text:style-name="T12"><text:s/></text:span><text:span text:style-name="T2">Nov 2015 – Dec2015</text:span><text:span text:style-name="T3"> </text:span></text:p>
      <text:p text:style-name="P2"/>
      <text:p text:style-name="P16"><text:span text:style-name="T2">Accountability: </text:span><text:span text:style-name="T3">Drive automation across financial statements and reporting processes.</text:span></text:p>
      <text:p text:style-name="P18"><text:soft-page-break/></text:p>
      <text:p text:style-name="P16"><text:span text:style-name="T2">Key Achievements:</text:span></text:p>
      <text:p text:style-name="P16"><text:span text:style-name="T3"><text:tab/><text:tab/><text:tab/><text:tab/><text:tab/><text:tab/><text:tab/></text:span></text:p>
      <text:list xml:id="list154529250078447" text:continue-numbering="true" text:style-name="WWNum2">
        <text:list-item>
          <text:p text:style-name="P9"><text:span text:style-name="T3">Contributed to User Experience development by performing user acceptance testing (UAT) for the website accesscare.org.au.<text:tab/><text:tab/><text:tab/><text:tab/><text:tab/></text:span></text:p>
        </text:list-item>
        <text:list-item>
          <text:p text:style-name="P9"><text:span text:style-name="T3">Automated the scheduling of Administrative tasks such as meals, taxi services and financial statements for Access Care clients.<text:tab/><text:tab/><text:tab/></text:span></text:p>
        </text:list-item>
        <text:list-item>
          <text:p text:style-name="P9"><text:span text:style-name="T3">Developed work instructions and Microsoft Excel macros and reports to resolve challenges faced by Access Care staff and customers.</text:span></text:p>
        </text:list-item>
      </text:list>
      <text:p text:style-name="P18"/>
      <text:p text:style-name="P18"/>
      <text:p text:style-name="P18"/>
      <text:p text:style-name="P18"/>
      <text:p text:style-name="P18"/>
      <text:p text:style-name="P18"/>
      <text:p text:style-name="P18"/>
      <text:p text:style-name="P18"/>
      <text:p text:style-name="P18"/>
      <text:p text:style-name="P18"/>
      <text:p text:style-name="P18"/>
      <text:p text:style-name="P23"><text:bookmark text:name="_gjdgxs"/><text:span text:style-name="T11"><text:s/></text:span><text:span text:style-name="T2">IBM Australia </text:span><text:span text:style-name="T6">- Business Analyst</text:span><text:span text:style-name="T5"> <text:s text:c="49"/></text:span><text:span text:style-name="T6"><text:s/></text:span><text:span text:style-name="T2">July 2013 - September 2015</text:span></text:p>
      <text:p text:style-name="P2"/>
      <text:p text:style-name="P11"><text:span text:style-name="T2">Accountability: </text:span><text:span text:style-name="T3">Drive root cause analysis and automation across continuous improvement programs. Support senior executive strategic decision making and improve productivity using social tools.</text:span></text:p>
      <text:p text:style-name="P13"/>
      <text:p text:style-name="P11"><text:soft-page-break/><text:span text:style-name="T2">Key Achievements:</text:span></text:p>
      <text:p text:style-name="P14"/>
      <text:list xml:id="list154528011290365" text:continue-numbering="true" text:style-name="WWNum2">
        <text:list-item>
          <text:p text:style-name="P9"><text:span text:style-name="T3">Managed customer expectations of Project Managers by reducing the </text:span><text:span text:style-name="T10">time</text:span><text:span text:style-name="T3"> associated with manual data </text:span><text:span text:style-name="T10">from an hour to 2 minutes</text:span><text:span text:style-name="T3">.</text:span></text:p>
        </text:list-item>
        <text:list-item>
          <text:p text:style-name="P9"><text:span text:style-name="T3">Dramatically reduced incorrect time recording, increasing revenue by 35 to 47%.</text:span></text:p>
        </text:list-item>
        <text:list-item>
          <text:p text:style-name="P9"><text:span text:style-name="T3">Designed and implemented a set of metrics using python which automatically measured the financial performance of all account teams across my business unit. </text:span></text:p>
        </text:list-item>
        <text:list-item>
          <text:p text:style-name="P9"><text:span text:style-name="T3">Designed and successfully implemented a plan to coach IBM executives in the use of IBM Connections and Twitter social networks. Executives increased their reach and ability to influence, share messages and generate discussion between their direct reports and wider teams.</text:span></text:p>
        </text:list-item>
      </text:list>
      <text:p text:style-name="P6"/>
      <text:p text:style-name="P6"><text:span text:style-name="T13">Awards</text:span></text:p>
      <text:list xml:id="list154529039296656" text:continue-numbering="true" text:style-name="WWNum2">
        <text:list-item>
          <text:p text:style-name="P24"><text:span text:style-name="T10">IBM Managers Choice Award for usability improvements, analysis of social <text:tab/></text:span><text:span text:style-name="T11">2014</text:span><text:span text:style-name="T10"><text:line-break/>media adoption and developing training.</text:span></text:p>
        </text:list-item>
        <text:list-item>
          <text:p text:style-name="P10"><text:span text:style-name="T10">Premier's Award from Swinburne University of Technology. Recognises the top 5 students in Information Technology .<text:tab/><text:tab/><text:tab/><text:tab/><text:tab/><text:tab/><text:tab/><text:tab/></text:span><text:span text:style-name="T11">2009</text:span></text:p>
        </text:list-item>
      </text:list>
      <text:p text:style-name="P6"/>
      <text:p text:style-name="P6"><text:span text:style-name="T7">Qualifications.</text:span></text:p>
      <text:list xml:id="list154527910479603" text:continue-numbering="true" text:style-name="WWNum2">
        <text:list-item>
          <text:p text:style-name="P9"><text:span text:style-name="T3">Predictive Analytics Python Course by Python Charmers.<text:tab/><text:tab/><text:tab/></text:span><text:span text:style-name="T2">2018</text:span></text:p>
        </text:list-item>
        <text:list-item>
          <text:p text:style-name="P10"><text:span text:style-name="T10">In Progress - Johns Hopkins University Coursera Data Science Specialisation<text:tab/></text:span><text:span text:style-name="T11">2018</text:span></text:p>
        </text:list-item>
        <text:list-item>
          <text:p text:style-name="P9"><text:span text:style-name="T10">Bachelor of Business Information Systems - Monash University. <text:tab/><text:tab/><text:tab/></text:span><text:span text:style-name="T11">2013</text:span></text:p>
        </text:list-item>
        <text:list-item>
          <text:p text:style-name="P25"><text:span text:style-name="T10">Certificate 2 Information Technology  from Swinburne University of Technology <text:tab/></text:span><text:span text:style-name="T11">2009</text:span></text:p>
        </text:list-item>
      </text:list>
      <text:p text:style-name="P4"/>
      <text:p text:style-name="P6"><text:span text:style-name="T7">Interests. <text:s/></text:span></text:p>
      <text:list xml:id="list154527953865694" text:continue-numbering="true" text:style-name="WWNum2">
        <text:list-item>
          <text:p text:style-name="P10"><text:span text:style-name="T10">Photography</text:span></text:p>
        </text:list-item>
        <text:list-item>
          <text:p text:style-name="P10"><text:span text:style-name="T10">Cycling</text:span></text:p>
        </text:list-item>
        <text:list-item>
          <text:p text:style-name="P10"><text:span text:style-name="T10">Fitness</text:span></text:p>
        </text:list-item>
      </text:list>
      <text:p text:style-name="P26"><text:soft-page-break/></text:p>
      <text:p text:style-name="P6"><text:span text:style-name="T7">References.</text:span></text:p>
      <text:p text:style-name="P6"><text:span text:style-name="T3">Available on reque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style:rfc-language-tag="uz-Cyrl-UZ" fo:language="uz" fo:script="Cyrl" fo:country="UZ"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style:rfc-language-tag="uz-Cyrl-UZ" fo:language="uz" fo:script="Cyrl" fo:country="UZ"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278in" fo:margin-bottom="0.0835in" loext:contextual-spacing="false" fo:line-height="115%"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0pt" fo:font-style="normal" style:text-underline-style="none" fo:font-weight="normal" style:font-name-asian="Arial1" style:font-family-asian="Arial"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left="0in" fo:margin-right="0in" fo:margin-top="0.25in" fo:margin-bottom="0.0835in" loext:contextual-spacing="false" fo:line-height="115%"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6pt" fo:font-style="normal" style:text-underline-style="none" fo:font-weight="normal" style:font-name-asian="Arial1" style:font-family-asian="Arial" style:font-family-generic-asian="system" style:font-pitch-asian="variable" style:font-size-asian="16pt" style:font-style-asian="normal" style:font-weight-asian="normal" style:font-name-complex="Arial1" style:font-family-complex="Arial"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in" fo:margin-right="0in" fo:margin-top="0.222in" fo:margin-bottom="0.0555in" loext:contextual-spacing="false" fo:line-height="115%" fo:text-align="start" style:justify-single-word="false" fo:keep-together="always" fo:orphans="2" fo:widows="2" fo:text-indent="0in" style:auto-text-indent="false" fo:padding="0in" fo:border="none" fo:keep-with-next="always"/>
      <style:text-properties fo:font-variant="normal" fo:text-transform="none" fo:color="#434343" style:text-line-through-style="none" style:text-line-through-type="none" style:text-position="0% 100%" style:font-name="Arial" fo:font-family="Arial" style:font-family-generic="roman" style:font-pitch="variable" fo:font-size="14pt" fo:font-style="normal" style:text-underline-style="none" fo:font-weight="normal" style:font-name-asian="Arial1" style:font-family-asian="Arial"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945in" fo:margin-bottom="0.0555in" loext:contextual-spacing="false" fo:line-height="115%"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665in" fo:margin-bottom="0.0555in" loext:contextual-spacing="false" fo:line-height="115%"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665in" fo:margin-bottom="0.0555in" loext:contextual-spacing="false" fo:line-height="115%"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italic" style:text-underline-style="none" fo:font-weight="normal" style:font-name-asian="Arial1" style:font-family-asian="Arial" style:font-family-generic-asian="system" style:font-pitch-asian="variable" style:font-size-asian="11pt" style:font-style-asian="italic" style:font-weight-asian="normal" style:font-name-complex="Arial1" style:font-family-complex="Arial"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in" fo:margin-top="0in" fo:margin-bottom="0.0417in" loext:contextual-spacing="false" fo:line-height="115%"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6pt" fo:font-style="normal" style:text-underline-style="none" fo:font-weight="normal" style:font-name-asian="Arial1" style:font-family-asian="Arial" style:font-family-generic-asian="system" style:font-pitch-asian="variable" style:font-size-asian="26pt" style:font-style-asian="normal" style:font-weight-asian="normal" style:font-name-complex="Arial1" style:font-family-complex="Arial"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left="0in" fo:margin-right="0in" fo:margin-top="0in" fo:margin-bottom="0.222in" loext:contextual-spacing="false" fo:line-height="115%"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5pt" fo:font-style="normal" style:text-underline-style="none" fo:font-weight="normal" style:font-name-asian="Arial1" style:font-family-asian="Arial" style:font-family-generic-asian="system" style:font-pitch-asian="variable" style:font-size-asian="15pt" style:font-style-asian="normal" style:font-weight-asian="normal" style:font-name-complex="Arial1" style:font-family-complex="Arial" style:font-family-generic-complex="system" style:font-pitch-complex="variable" style:font-size-complex="15pt"/>
    </style:style>
    <style:style style:name="ListLabel_20_1" style:display-name="ListLabel 1" style:family="text">
      <style:text-properties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0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0.8854in" fo:margin-right="1.0862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8" meta:paragraph-count="87" meta:word-count="971" meta:character-count="6855" meta:non-whitespace-character-count="5769"/>
    <meta:generator>LibreOfficeDev/5.1.0.3$Linux_X86_64 LibreOffice_project/</meta:generator>
  </office:meta>
</office:document-meta>
</file>